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 fo:language="en" fo:country="US"/>
    </style:style>
    <style:style style:name="P2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4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5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6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7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8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9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10" style:parent-style-name="Βασικό" style:family="paragraph">
      <style:paragraph-properties fo:text-align="center"/>
      <style:text-properties style:font-name="Times New Roman" fo:font-size="26pt" style:font-size-asian="26pt" style:font-size-complex="26pt" fo:language="en" fo:country="US"/>
    </style:style>
    <style:style style:name="P11" style:parent-style-name="Βασικό" style:family="paragraph">
      <style:paragraph-properties fo:text-align="center"/>
      <style:text-properties style:font-name="Times New Roman" fo:font-style="italic" style:font-style-asian="italic" fo:font-size="26pt" style:font-size-asian="26pt" style:font-size-complex="26pt" fo:language="en" fo:country="US"/>
    </style:style>
    <style:style style:name="P12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13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1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2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8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9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4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2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0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261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26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6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6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6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6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6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6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6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273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274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27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7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7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8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8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294" style:parent-style-name="Παράγραφοςλίστας" style:list-style-name="LFO1" style:family="paragraph"/>
    <style:style style:name="T295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29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29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0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0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1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1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2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2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3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37" style:parent-style-name="Βασικό" style:family="paragraph">
      <style:paragraph-properties fo:text-align="center"/>
    </style:style>
    <style:style style:name="T33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3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1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342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34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4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345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34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4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4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1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35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5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P355" style:parent-style-name="Βασικό" style:family="paragraph">
      <style:text-properties style:font-name="Times New Roman" fo:color="#000000" fo:font-size="9pt" style:font-size-asian="9pt" style:font-size-complex="9pt"/>
    </style:style>
    <style:style style:name="T35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7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35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5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6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69" style:parent-style-name="Βασικό" style:family="paragraph">
      <style:paragraph-properties fo:text-align="center"/>
    </style:style>
    <style:style style:name="T37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1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37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3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37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5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37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7" style:parent-style-name="Προεπιλεγμένηγραμματοσειρά" style:family="text">
      <style:text-properties style:font-name="Times New Roman" fo:color="#000000" style:text-position="sub 66.6%" fo:font-size="9pt" style:font-size-asian="9pt" style:font-size-complex="9pt" fo:language="en" fo:country="US"/>
    </style:style>
    <style:style style:name="T37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79" style:parent-style-name="Προεπιλεγμένηγραμματοσειρά" style:family="text">
      <style:text-properties style:font-name="Times New Roman" fo:color="#000000" style:text-position="super 66.6%" fo:font-size="9pt" style:font-size-asian="9pt" style:font-size-complex="9pt" fo:language="en" fo:country="US"/>
    </style:style>
    <style:style style:name="T38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82" style:parent-style-name="Παράγραφοςλίστας" style:list-style-name="LFO1" style:family="paragraph"/>
    <style:style style:name="T383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38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8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8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39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39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398" style:parent-style-name="Βασικό" style:family="paragraph">
      <style:paragraph-properties fo:text-align="center"/>
    </style:style>
    <style:style style:name="T399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0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01" style:parent-style-name="Προεπιλεγμένηγραμματοσειρά" style:family="text">
      <style:text-properties style:font-name="Times New Roman" fo:color="#000000" style:text-position="sub 63.6%"/>
    </style:style>
    <style:style style:name="T40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0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04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05" style:parent-style-name="Προεπιλεγμένηγραμματοσειρά" style:family="text">
      <style:text-properties style:font-name="Cambria Math" style:font-name-complex="Cambria Math" fo:color="#000000" style:text-position="sub 63.6%"/>
    </style:style>
    <style:style style:name="T406" style:parent-style-name="Προεπιλεγμένηγραμματοσειρά" style:family="text">
      <style:text-properties style:font-name="Times New Roman" fo:color="#000000" style:text-position="sub 63.6%"/>
    </style:style>
    <style:style style:name="T407" style:parent-style-name="Προεπιλεγμένηγραμματοσειρά" style:family="text">
      <style:text-properties style:font-name="Cambria Math" style:font-name-complex="Cambria Math" fo:color="#000000" style:text-position="sub 63.6%"/>
    </style:style>
    <style:style style:name="T408" style:parent-style-name="Προεπιλεγμένηγραμματοσειρά" style:family="text">
      <style:text-properties style:font-name="Times New Roman" fo:color="#000000" style:text-position="sub 63.6%" fo:language="en" fo:country="US"/>
    </style:style>
    <style:style style:name="T409" style:parent-style-name="Προεπιλεγμένηγραμματοσειρά" style:family="text">
      <style:text-properties style:font-name="Times New Roman" fo:color="#000000" style:text-position="sub 63.6%"/>
    </style:style>
    <style:style style:name="T41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1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/>
    </style:style>
    <style:style style:name="T41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4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5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/>
    </style:style>
    <style:style style:name="T41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1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1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1" style:parent-style-name="Προεπιλεγμένηγραμματοσειρά" style:family="text">
      <style:text-properties style:font-name="Times New Roman" fo:color="#000000" style:text-position="sub 63.6%"/>
    </style:style>
    <style:style style:name="T42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8" style:parent-style-name="Προεπιλεγμένηγραμματοσειρά" style:family="text">
      <style:text-properties style:font-name="Times New Roman" fo:color="#000000" style:text-position="sub 63.6%"/>
    </style:style>
    <style:style style:name="T42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34" style:parent-style-name="Βασικό" style:family="paragraph">
      <style:text-properties style:font-name="Times New Roman" fo:font-size="9pt" style:font-size-asian="9pt" style:font-size-complex="9pt"/>
    </style:style>
    <style:style style:name="P435" style:parent-style-name="Βασικό" style:family="paragraph">
      <style:text-properties style:font-name="Times New Roman" fo:font-size="9pt" style:font-size-asian="9pt" style:font-size-complex="9pt"/>
    </style:style>
    <style:style style:name="P436" style:parent-style-name="Παράγραφοςλίστας" style:list-style-name="LFO1" style:family="paragraph">
      <style:text-properties style:font-name="Times New Roman" fo:font-size="9pt" style:font-size-asian="9pt" style:font-size-complex="9pt"/>
    </style:style>
    <style:style style:name="P437" style:parent-style-name="Παράγραφοςλίστας" style:list-style-name="LFO1" style:family="paragraph"/>
    <style:style style:name="T4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3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P441" style:parent-style-name="Βασικό" style:family="paragraph">
      <style:text-properties style:font-name="Times New Roman" fo:font-size="9pt" style:font-size-asian="9pt" style:font-size-complex="9pt"/>
    </style:style>
    <style:style style:name="P442" style:parent-style-name="Παράγραφοςλίστας" style:list-style-name="LFO1" style:family="paragraph"/>
    <style:style style:name="T443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/>
    </style:style>
    <style:style style:name="T444" style:parent-style-name="Προεπιλεγμένηγραμματοσειρά" style:family="text">
      <style:text-properties style:font-name="Times New Roman" fo:font-style="italic" style:font-style-asian="italic" style:font-style-complex="italic" fo:color="#000000" fo:font-size="9pt" style:font-size-asian="9pt" style:font-size-complex="9pt" fo:language="en" fo:country="US"/>
    </style:style>
    <style:style style:name="T44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46" style:parent-style-name="Βασικό" style:family="paragraph">
      <style:text-properties style:font-name="Times New Roman" fo:color="#000000" fo:font-size="9pt" style:font-size-asian="9pt" style:font-size-complex="9pt"/>
    </style:style>
    <style:style style:name="P447" style:parent-style-name="Βασικό" style:family="paragraph">
      <style:paragraph-properties fo:text-align="center"/>
    </style:style>
    <style:style style:name="T44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9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45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1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2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45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5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456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9" style:parent-style-name="Προεπιλεγμένηγραμματοσειρά" style:family="text">
      <style:text-properties style:font-name="Cambria Math" style:font-name-complex="Cambria Math" fo:color="#000000" fo:font-size="9pt" style:font-size-asian="9pt" style:font-size-complex="9pt" fo:language="en" fo:country="US"/>
    </style:style>
    <style:style style:name="T46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P461" style:parent-style-name="Βασικό" style:family="paragraph">
      <style:text-properties style:font-name="Times New Roman" fo:color="#000000" fo:font-size="9pt" style:font-size-asian="9pt" style:font-size-complex="9pt"/>
    </style:style>
    <style:style style:name="P462" style:parent-style-name="Βασικό" style:family="paragraph">
      <style:text-properties style:font-name="Times New Roman" fo:color="#000000" fo:font-size="9pt" style:font-size-asian="9pt" style:font-size-complex="9pt"/>
    </style:style>
    <style:style style:name="P463" style:parent-style-name="Βασικό" style:family="paragraph">
      <style:text-properties style:font-name="Times New Roman" fo:color="#000000" fo:font-size="9pt" style:font-size-asian="9pt" style:font-size-complex="9pt"/>
    </style:style>
    <style:style style:name="P464" style:parent-style-name="Βασικό" style:family="paragraph">
      <style:paragraph-properties fo:text-align="center"/>
      <style:text-properties style:font-name="Times New Roman" fo:color="#000000" fo:font-size="9pt" style:font-size-asian="9pt" style:font-size-complex="9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Intelligent Control:</text:p>
      <text:p text:style-name="P11">Implementing Soft Actor-Critic (SAC) from Scratch</text:p>
      <text:p text:style-name="P12"/>
      <text:p text:style-name="P13">Description: Implement the SAC algorithm from scratch using PyTorch or JAX and apply it to robotics tasks. Analyze the impact of entropy regularization, target networks, and Q function stability.</text:p>
      <text:p text:style-name="Βασικό"><text:span text:style-name="T14">Μαρκαντωνάτου Ειρήνη, 1095489</text:span></text:p>
      <text:p text:style-name="Βασικό"><text:span text:style-name="T15">Σολομωνίδη Ελευθερία, 1092837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Βασικό"><text:span text:style-name="T29">Στο πλαίσιο της παρούσας εργασίας, χρησιμοποιήθηκε η βιβλιοθήκη<text:s/></text:span><text:span text:style-name="T30">Gymnasium</text:span><text:span text:style-name="T31">, η οποία προσφέρει περιβάλλοντα προσομοίωσης για πειράματα ενισχυτικής μάθησης. Συγκεκριμένα επιλέχθηκε το περιβάλλον<text:s/></text:span><text:span text:style-name="T32">PointMaze</text:span><text:span text:style-name="T33">, προσομοιώνοντας έναν λαβύρινθο στον οποίο ένας<text:s/></text:span><text:span text:style-name="T34">agent</text:span><text:span text:style-name="T35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36">agent</text:span><text:span text:style-name="T37"><text:s/>συμπεριφέρεται σαν μία σημειακή μάζα η οποία είναι ελεύθερη να κινηθεί σε δύο διαστάσεις<text:s/></text:span><text:span text:style-name="T38">x</text:span><text:span text:style-name="T39"><text:s/>και<text:s/></text:span><text:span text:style-name="T40">y</text:span><text:span text:style-name="T41">. Σε κάθε χρονική στιγμή, ο agent παρατηρεί την τρέχουσα κατάστασή (</text:span><text:span text:style-name="T42">state</text:span><text:span text:style-name="T43">) του και επιλέγει μία ενέργεια (</text:span><text:span text:style-name="T44">action</text:span><text:span text:style-name="T45">), η οποία επηρεάζει την επόμενη κατάστασή του (</text:span><text:span text:style-name="T46">next</text:span><text:span text:style-name="T47">_</text:span><text:span text:style-name="T48">state</text:span><text:span text:style-name="T49">) και την ανταμοιβή (</text:span><text:span text:style-name="T50">reward</text:span><text:span text:style-name="T51">) που θα λάβει.</text:span></text:p>
      <text:p text:style-name="Βασικό"><text:span text:style-name="T52">Το<text:s/></text:span><text:span text:style-name="T53">state</text:span><text:span text:style-name="T54"><text:s/>του<text:s/></text:span><text:span text:style-name="T55">agent</text:span><text:span text:style-name="T56"><text:s/>περιλαμβάνει την εκάστοτε θέση του (</text:span><text:span text:style-name="T57">achieved</text:span><text:span text:style-name="T58">_</text:span><text:span text:style-name="T59">goal</text:span><text:span text:style-name="T60">) και την θέση του επιθυμητού στόχου (</text:span><text:span text:style-name="T61">desired</text:span><text:span text:style-name="T62">_</text:span><text:span text:style-name="T63">goal</text:span><text:span text:style-name="T64">). Ο<text:s/></text:span><text:span text:style-name="T65">agent</text:span><text:span text:style-name="T66"><text:s/>είναι απαραίτητο να γνωρίζει το<text:s/></text:span><text:span text:style-name="T67">desired</text:span><text:span text:style-name="T68"><text:s/></text:span><text:span text:style-name="T69">goal</text:span><text:span text:style-name="T70"><text:s/>σε κάθε βήμα (σταθερό και συγκεκριμένο διάνυσμα για κάθε επεισόδιο) γιατί αυτό καθορίζει προς τα που πρέπει να κινηθεί και τι προσπαθεί να επιτύχει. Ειδικά σε περιβάλλοντα όπως αυτό που ο στόχος αλλάζει ανά επεισόδιο η ενσωμάτωση του<text:s/></text:span><text:span text:style-name="T71">desired</text:span><text:span text:style-name="T72"><text:s/></text:span><text:span text:style-name="T73">goal</text:span><text:span text:style-name="T74"><text:s/>είναι απαραίτητη για την εκμάθηση ενός<text:s/></text:span><text:span text:style-name="T75">policy</text:span><text:span text:style-name="T76"><text:s/>που να μπορεί να γενικευτεί σε διαφορετικούς στόχους.</text:span></text:p>
      <text:p text:style-name="Βασικό"><text:span text:style-name="T77">Το<text:s/></text:span><text:span text:style-name="T78">action</text:span><text:span text:style-name="T79"><text:s/>του<text:s/></text:span><text:span text:style-name="T80">agent</text:span><text:span text:style-name="T81"><text:s/>αναπαριστά την γραμμική δύναμη που ασκείται στην σημειακή μάζα στις κατευθύνσεις<text:s/></text:span><text:span text:style-name="T82">x</text:span><text:span text:style-name="T83"><text:s/>και<text:s/></text:span><text:span text:style-name="T84">y</text:span><text:span text:style-name="T85"><text:s/></text:span><text:span text:style-name="T86">και τον μετακινούν στην επόμενη κατάσταση.</text:span><text:s/><text:span text:style-name="T87">Σε κάθε χρονική στιγμή, ο<text:s/></text:span><text:span text:style-name="T88">agent</text:span><text:span text:style-name="T89"><text:s/>επιλέγει ένα action το οποίο αντιστοιχεί σε μια συνεχή μεταβολή της θέσης του μέσα στον λαβύρινθο. Αφού επιλεγεί ένα<text:s/></text:span><text:span text:style-name="T90">action</text:span><text:span text:style-name="T91">, ο<text:s/></text:span><text:span text:style-name="T92">agent</text:span><text:span text:style-name="T93"><text:s/>προχωράει στο<text:s/></text:span><text:span text:style-name="T94">next</text:span><text:span text:style-name="T95"><text:s/></text:span><text:span text:style-name="T96">state</text:span><text:span text:style-name="T97">, λαμβάνει μία ανταμοιβή (</text:span><text:span text:style-name="T98">reward</text:span><text:span text:style-name="T99">) και μια ένδειξη για το αν έχει ολοκληρωθεί το επεισόδιο (</text:span><text:span text:style-name="T100">done</text:span><text:span text:style-name="T101">).</text:span></text:p>
      <text:p text:style-name="Βασικό"><text:span text:style-name="T102">Η συνάρτηση για τα<text:s/></text:span><text:span text:style-name="T103">rewards</text:span><text:span text:style-name="T104"><text:s/>που χρησιμοποιείται σε αυτό το περιβάλλον βασίζεται σε sparse rewards. Πιο συγκεκριμένα, ο<text:s/></text:span><text:span text:style-name="T105">agent</text:span><text:span text:style-name="T106"><text:s/>λαμβάνει ανταμοιβή αν και μόνο αν φτάσει στον στόχο  (η μπάλα θεωρείται ότι έχει φτάσει το στόχο όταν η ευκλείδεια απόσταση <text:s/>είναι μικρότερη από 0.5 m), ενώ σε όλα τα ενδιάμεσα βήματα η ανταμοιβή είναι μηδενική.</text:span><text:s/><text:span text:style-name="T107">Αυτό καθιστά τη διαδικασία μάθησης πιο απαιτητική, καθώς ο agent δεν έχει άμεσα καθοδήγηση για το αν κινείται προς τη σωστή κατεύθυνση ή όχι. Η εκμάθηση βασίζεται κυρίως σε λίγες αλλά κρίσιμες εμπειρίες όπου ο agent επιτυγχάνει τον στόχο. Παρά το γεγονός ότι χρησιμοποιούνται sparse rewards, ο αλγόριθμος<text:s/></text:span><text:span text:style-name="T108">Soft Actor-Critic (SAC)</text:span><text:span text:style-name="T109"><text:s/>καταφέρνει να μάθει αποτελεσματικά, κυρίως χάρη στη χρήση<text:s/></text:span><text:span text:style-name="T110">replay buffer</text:span><text:span text:style-name="T111">.</text:span></text:p>
      <text:p text:style-name="Βασικό"><text:span text:style-name="T112">Ο<text:s/></text:span><text:span text:style-name="T113">replay buffer</text:span><text:span text:style-name="T114">.αποθηκεύει όλα τα<text:s/></text:span><text:span text:style-name="T115">experiences</text:span><text:span text:style-name="T116"><text:s/>του agent (state, action, reward, next state,<text:s/></text:span><text:span text:style-name="T117">done</text:span><text:span text:style-name="T118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19"><text:s/>buffer</text:span><text:span text:style-name="T120">, επιλέγοντας<text:s/></text:span><text:span text:style-name="T121">mini-batches<text:s/></text:span><text:span text:style-name="T122">από τα<text:s/></text:span><text:span text:style-name="T123">experiences</text:span><text:span text:style-name="T124"><text:s/>ανάλογα με το προκαθορισμένο μέγεθος (batch size). Έτσι, η πληροφορία της «επιτυχίας» δεν χάνεται, αλλά μπορεί να επανεμφανίζεται πολλές φορές, ενισχύοντας σταδιακά το policy του agent. Όταν ένα experience περιλαμβάνει επίτευξη του στόχου (δηλαδή αυξημένο reward), ενημερώνεται το Q-network. Πιο συγκεκριμένα, το<text:s/></text:span><text:span text:style-name="T125">Q</text:span><text:span text:style-name="T126">-</text:span><text:span text:style-name="T127">value</text:span><text:span text:style-name="T128"><text:s/></text:span><text:span text:style-name="T129">αυξάνεται, καθώς η εξίσωση στόχου<text:s/></text:span><text:span text:style-name="T130">Q(sₜ₋₁, aₜ₋₁)</text:span><text:span text:style-name="T131"><text:s/></text:span><text:span text:style-name="T132"><text:s/>= r + γ·Q(sₜ, π(sₜ))</text:span><text:span text:style-name="T133"><text:s/>περιλαμβάνει υψηλό r (</text:span><text:span text:style-name="T134">reward</text:span><text:span text:style-name="T135">). Το Q-network (</text:span><text:span text:style-name="T136">o</text:span><text:span text:style-name="T137"><text:s/></text:span><text:span text:style-name="T138">Critic</text:span><text:span text:style-name="T139">) σταδιακά μαθαίνει ότι συγκεκριμένοι συνδυασμοί state-action οδηγούν σε υψηλή ανταμοιβή. Παράλληλα, το policy network (ο<text:s/></text:span><text:span text:style-name="T140">A</text:span><text:span text:style-name="T141">ctor</text:span><text:span text:style-name="T142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 ακόμα και σε περιβάλλοντα με<text:s/></text:span><text:span text:style-name="T143">sparse</text:span><text:span text:style-name="T144"><text:s/></text:span><text:span text:style-name="T145">rewards</text:span><text:span text:style-name="T146">.<text:s/></text:span></text:p>
      <text:p text:style-name="Βασικό"><text:span text:style-name="T147">Η διαδικασία αυτή υποστηρίζεται από δύο νευρωνικά δίκτυα που αναφέρθηκαν, το δίκτυο του<text:s/></text:span><text:span text:style-name="T148">Actor</text:span><text:span text:style-name="T149"><text:s/>και το δίκτυο του<text:s/></text:span><text:span text:style-name="T150">Critic</text:span><text:span text:style-name="T151">.</text:span></text:p>
      <text:p text:style-name="Βασικό"><text:span text:style-name="T152">Το νευρωνικό δίκτυο για τον<text:s/></text:span><text:span text:style-name="T153">Critic</text:span><text:span text:style-name="T154"><text:s/>προσπαθεί να εκτιμήσει τα<text:s/></text:span><text:span text:style-name="T155">Q</text:span><text:span text:style-name="T156">-</text:span><text:span text:style-name="T157">values</text:span><text:span text:style-name="T158"><text:s/>δηλαδή να υπολογίσει τα<text:s/></text:span><text:span text:style-name="T159">expected</text:span><text:span text:style-name="T160"><text:s/></text:span><text:span text:style-name="T161">returns</text:span><text:span text:style-name="T162"><text:s/>έχοντας επιλέξει ένα συγκεκριμένο<text:s/></text:span><text:span text:style-name="T163">action</text:span><text:span text:style-name="T164"><text:s/>από ένα<text:s/></text:span><text:span text:style-name="T165">state</text:span><text:span text:style-name="T166"><text:s/>ακολουθώντας το<text:s/></text:span><text:span text:style-name="T167">policy</text:span><text:span text:style-name="T168">. Χρησιμοποιούνται δύο<text:s/></text:span><text:span text:style-name="T169">Q</text:span><text:span text:style-name="T170">-</text:span><text:span text:style-name="T171">functions</text:span><text:span text:style-name="T172"><text:s/>για να αποφευχθεί να γίνει<text:s/></text:span><text:span text:style-name="T173">overestimate</text:span><text:span text:style-name="T174"><text:s/>το<text:s/></text:span><text:span text:style-name="T175">Q</text:span><text:span text:style-name="T176">-</text:span><text:span text:style-name="T177">value</text:span><text:span text:style-name="T178">. Δηλαδή, να αποφευχθεί το δίκτυο να νομίζει ότι ένα action είναι πολύ καλύτερο απ’ ό,τι είναι στην πραγματικότητα με αποτέλεσμα ο actor να μάθει να το προτιμά, χωρίς λόγο. Το<text:s/></text:span><text:span text:style-name="T179">critic</text:span><text:span text:style-name="T180">_</text:span><text:span text:style-name="T181">loss</text:span><text:span text:style-name="T182"><text:s/>είναι αυτό που μαθαίνει να προβλέπει πόσο καλό ή όχι είναι ένα<text:s/></text:span><text:span text:style-name="T183">action</text:span><text:span text:style-name="T184"><text:s/>που επιλέχθηκε, δηλαδή αξιολογεί τα<text:s/></text:span><text:span text:style-name="T185">actions</text:span><text:span text:style-name="T186">. Η επιλογή όμως των<text:s/></text:span><text:span text:style-name="T187">actions</text:span><text:span text:style-name="T188"><text:s/>βασίζεται στο νευρωνικό δίκτυο του<text:s/></text:span><text:span text:style-name="T189">Actor</text:span><text:span text:style-name="T190">.</text:span></text:p>
      <text:p text:style-name="Βασικό"><text:span text:style-name="T191">Ο<text:s/></text:span><text:span text:style-name="T192">Actor</text:span><text:span text:style-name="T193"><text:s/>ουσιαστικά προσπαθεί να μάθει ένα<text:s/></text:span><text:span text:style-name="T194">στοχαστικό<text:s/></text:span><text:span text:style-name="T195">policy</text:span><text:span text:style-name="T196"><text:s/>το οποίο θα μεγιστοποιεί τα<text:s/></text:span><text:span text:style-name="T197">expected</text:span><text:span text:style-name="T198"><text:s/></text:span><text:span text:style-name="T199">returns</text:span><text:span text:style-name="T200"><text:s/>και θα διατηρεί υψηλή την<text:s/></text:span><text:span text:style-name="T201">εντροπία<text:s/></text:span><text:span text:style-name="T202">(Η) με στόχο να μπορεί να επιλέγει καλά<text:s/></text:span><text:span text:style-name="T203">actions</text:span><text:span text:style-name="T204">. Στοχαστικό είναι ένα<text:s/></text:span><text:span text:style-name="T205">policy</text:span><text:span text:style-name="T206"><text:s/>όταν τα<text:s/></text:span><text:span text:style-name="T207">actions</text:span><text:span text:style-name="T208"><text:s/>που λαμβάνονται σε κάθε βήμα χρησιμοποιούν μια κατανομή πιθανότητας ώστε να μην επιλέγεται το ίδιο<text:s/></text:span><text:span text:style-name="T209">action</text:span><text:span text:style-name="T210"><text:s/>για ένα δεδομένο<text:s/></text:span><text:span text:style-name="T211">state</text:span><text:span text:style-name="T212">. Έτσι με την στοχαστικότητα εισάγεται η έννοια της τυχαιότητας όσον αφορά την επιλογή των<text:s/></text:span><text:span text:style-name="T213">actions</text:span><text:span text:style-name="T214">. Μια ένδειξη για το κατά πόσο η πολιτική του<text:s/></text:span><text:span text:style-name="T215">agent</text:span><text:span text:style-name="T216"><text:s/>εκπαιδεύεται σωστά αποτελεί το<text:s/></text:span><text:span text:style-name="T217">actor</text:span><text:span text:style-name="T218"><text:s/></text:span><text:span text:style-name="T219">loss</text:span><text:span text:style-name="T220">. Όταν το actor loss είναι υψηλό, σημαίνει ότι ο actor προτείνει<text:s/></text:span><text:span text:style-name="T221">actions</text:span><text:span text:style-name="T222"><text:s/>που, σύμφωνα με τον Critic, δεν οδηγούν σε υψηλή ανταμοιβή, δηλαδή χρειάζεται περαιτέρω εκπαίδευση για να βελτιώσει την πολιτική του.</text:span></text:p>
      <text:p text:style-name="Βασικό"><text:span text:style-name="T223">Εκτός από τη μεγιστοποίηση της αναμενόμενης ανταμοιβής, ο αλγόριθμος SAC ενσωματώνει έναν ακόμη σημαντικό στόχο που είναι η διατήρηση υψηλής εντροπίας στο policy. Το<text:s/></text:span><text:span text:style-name="T224">entropy</text:span><text:span text:style-name="T225"><text:s/></text:span><text:span text:style-name="T226">regularization</text:span><text:span text:style-name="T227"><text:s/>είναι μία τεχνική που βελτιώνει την εξερεύνηση (</text:span><text:span text:style-name="T228">exploration</text:span><text:span text:style-name="T229">) ενθαρρύνοντας το<text:s/></text:span><text:span text:style-name="T230">policy</text:span><text:span text:style-name="T231"><text:s/>να διατηρήσει μια ισορροπημένη κατανομή στα<text:s/></text:span><text:span text:style-name="T232">actions</text:span><text:span text:style-name="T233"><text:s/>που την εμποδίζει από το να γίνει πολύ ντετερμινιστική πολύ γρήγορα. Μη λαμβάνοντας υπόψιν το<text:s/></text:span><text:span text:style-name="T234">entropy</text:span><text:span text:style-name="T235"><text:s/></text:span><text:span text:style-name="T236">regularization</text:span><text:span text:style-name="T237"><text:s/>το<text:s/></text:span><text:span text:style-name="T238">policy</text:span><text:span text:style-name="T239"><text:s/>ενδέχεται να συγκλίνει γρήγορα σε ένα μικρό σύνολο από<text:s/></text:span><text:span text:style-name="T240">actions</text:span><text:span text:style-name="T241"><text:s/>που δίνουν υψηλό<text:s/></text:span><text:span text:style-name="T242">reward</text:span><text:span text:style-name="T243"><text:s/>αλλά να αγνοήσει πιθανώς καλύτερα εναλλακτικά<text:s/></text:span><text:span text:style-name="T244">actions</text:span><text:span text:style-name="T245">. Με την εισαγωγή του όρου της εντροπίας, καθορίζουμε το πόσο στοχαστική, δηλαδή πόσο "τυχαία", <text:s/>θέλουμε να είναι η πολιτική του agent κατά<text:s/></text:span><text:soft-page-break/><text:span text:style-name="T246">την επιλογή των actions. Ο agent έτσι μαθαίνει να εξερευνά το περιβάλλον δηλαδή διαφορετικά<text:s/></text:span><text:span text:style-name="T247">actions</text:span><text:span text:style-name="T248"><text:s/>αντί να παγιδεύεται σε επαναλαμβανόμενες επιλογές. Συγκεκριμένα σε αυτή την εργασία επιλέχθηκε κατά την εκπαίδευση, η εντροπία να 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249">temperature parameter</text:span><text:span text:style-name="T250">, συμβολίζεται με<text:s/></text:span><text:span text:style-name="T251">α</text:span><text:span text:style-name="T252">), ο οποίος ελέγχει πόση βαρύτητα έχει η εντροπία στη διαδικασία εκπαίδευσης. Αν το<text:s/></text:span><text:span text:style-name="T253">policy</text:span><text:span text:style-name="T254"><text:s/>είναι υπερβολικά "σίγουρο" (χαμηλή εντροπία), το<text:s/></text:span><text:span text:style-name="T255">α</text:span><text:span text:style-name="T256"><text:s/>αυξάνεται ώστε να ενισχυθεί η τυχαιότητα. Αντίθετα, με υψηλή εντροπία, το<text:s/></text:span><text:span text:style-name="T257">α</text:span><text:span text:style-name="T258"><text:s/>μειώνεται για να γίνει πιο ντετερμινιστικό το σύστημα</text:span><text:span text:style-name="T259">.</text:span></text:p>
      <text:p text:style-name="Βασικό"><text:span text:style-name="T260">Στην εργασία τα αποτελέσματα που προέκυψαν δείχνουν μια αρχικά υψηλή εντροπία η οποία έπειτα μειώνεται σταδιακά με μικρότερες ταλαντώσεις. Η αρχική υψηλή τιμή της εντροπίας επιλέγεται σκόπιμα στον SAC για να ενθαρρυνθεί η εξερεύνηση του περιβάλλοντος, ιδίως σε περιβάλλοντα όπως αυτό που τα rewards είναι sparse και άρα η πιθανότητα να φτάσει στο στόχο τυχαία στην αρχή εξαρτάται αποκλειστικά από το πόσο καλά εξερευνά.</text:span></text:p>
      <text:p text:style-name="Βασικό"><text:span text:style-name="T261">Training</text:span></text:p>
      <text:p text:style-name="Βασικό"><text:span text:style-name="T262">Όλα όσα αναλύθηκαν μέχρι στιγμής είναι δεδομένα που χρησιμοποιούνται για την εκπαίδευση του<text:s/></text:span><text:span text:style-name="T263">agent</text:span><text:span text:style-name="T264"><text:s/>(</text:span><text:span text:style-name="T265">training</text:span><text:span text:style-name="T266">). Το<text:s/></text:span><text:span text:style-name="T267">training</text:span><text:span text:style-name="T268"><text:s/>χωρίζεται σε επεισόδια στην αρχή καθενός από τα οποία το περιβάλλον γίνεται<text:s/></text:span><text:span text:style-name="T269">reset</text:span><text:span text:style-name="T270"><text:s/>σε μια αρχική κατάσταση.<text:s/></text:span></text:p>
      <text:p text:style-name="Βασικό"><text:span text:style-name="T271">Κάθε επεισόδιο ολοκληρώνεται έπειτα από ένα μέγιστο αριθμό βημάτων. Στα πρώτα επεισόδια (φάση του<text:s/></text:span><text:span text:style-name="T272">warm</text:span><text:span text:style-name="T273">-</text:span><text:span text:style-name="T274">up</text:span><text:span text:style-name="T275">) σε κάθε βήμα τα<text:s/></text:span><text:span text:style-name="T276">actions</text:span><text:span text:style-name="T277"><text:s/>που επιλέγονται είναι τυχαία ώστε να γίνει εξερεύνηση του χώρου και να γεμίσει ο<text:s/></text:span><text:span text:style-name="T278">replay</text:span><text:span text:style-name="T279"><text:s/></text:span><text:span text:style-name="T280">buffer</text:span><text:span text:style-name="T281"><text:s/>με κάποια<text:s/></text:span><text:span text:style-name="T282">experiences</text:span><text:span text:style-name="T283">. Το νευρωνικό δίκτυο του<text:s/></text:span><text:span text:style-name="T284">Actor</text:span><text:span text:style-name="T285"><text:s/>εκπαιδεύεται αλλά δεν χρησιμοποιείται ακόμα. Ύστερα από αυτά τα επεισόδια όταν δηλαδή συγκεντρωθούν αρκετά δεδομένα, ξεκινάει η πραγματική εκπαίδευση. Σε κάθε βήμα το<text:s/></text:span><text:span text:style-name="T286">action</text:span><text:span text:style-name="T287"><text:s/>επιλέγεται πλέον από το δίκτυο του<text:s/></text:span><text:span text:style-name="T288">Actor</text:span><text:span text:style-name="T289">. Πιο συγκεκριμένα ο agent επιλέγει τυχαία παλιές εμπειρίες παίρνοντας τυχαία batch από εμπειρίες από το buffer και κάνει ενημερώσεις στα νευρωνικά δίκτυα του<text:s/></text:span><text:span text:style-name="T290">Actor</text:span><text:span text:style-name="T291"><text:s/>και του<text:s/></text:span><text:span text:style-name="T292">Critic</text:span><text:span text:style-name="T293">.</text:span></text:p>
      <text:list text:style-name="LFO1" text:continue-numbering="true">
        <text:list-item>
          <text:p text:style-name="P294"><text:span text:style-name="T295">Critic Update</text:span></text:p>
        </text:list-item>
      </text:list>
      <text:p text:style-name="Βασικό"><text:span text:style-name="T296">Στον αλγόριθμο του<text:s/></text:span><text:span text:style-name="T297">Soft</text:span><text:span text:style-name="T298"><text:s/></text:span><text:span text:style-name="T299">Actor</text:span><text:span text:style-name="T300">-</text:span><text:span text:style-name="T301">Critic</text:span><text:span text:style-name="T302"><text:s/>(</text:span><text:span text:style-name="T303">SAC</text:span><text:span text:style-name="T304">), διατηρούνται δύο<text:s/></text:span><text:span text:style-name="T305">Q</text:span><text:span text:style-name="T306">-</text:span><text:span text:style-name="T307">networks</text:span><text:span text:style-name="T308"><text:s/>και δύο αντίστοιχα<text:s/></text:span><text:span text:style-name="T309">target</text:span><text:span text:style-name="T310"><text:s/></text:span><text:span text:style-name="T311">Q</text:span><text:span text:style-name="T312">-</text:span><text:span text:style-name="T313">networks</text:span><text:span text:style-name="T314">. Για την εκπαίδευση του<text:s/></text:span><text:span text:style-name="T315">Critic</text:span><text:span text:style-name="T316"><text:s/>το δίκτυο μαθαίνει να εκτιμάει πόσο καλό είναι ένα<text:s/></text:span><text:span text:style-name="T317">action</text:span><text:span text:style-name="T318"><text:s/>σε μια κατάσταση, υπολογίζοντας τα Q-values. Αυτά συγκρίνονται με τους στόχους (target Q-values) που προκύπτουν από τα target networks με βάση τη σχέση του Bellman (Ι). Ο σκοπός είναι να μειωθεί η διαφορά (loss) ανάμεσα στην πρόβλεψη και τον στόχο. Πιο αναλυτικά η διαδικασία είναι η εξής:</text:span></text:p>
      <text:p text:style-name="Βασικό"><text:span text:style-name="T319">Από ένα αποθηκευμένο<text:s/></text:span><text:span text:style-name="T320">transition</text:span><text:span text:style-name="T321"><text:s/>(</text:span><text:span text:style-name="T322">s</text:span><text:span text:style-name="T323">,</text:span><text:span text:style-name="T324">a</text:span><text:span text:style-name="T325">,</text:span><text:span text:style-name="T326">r</text:span><text:span text:style-name="T327">,</text:span><text:span text:style-name="T328">s</text:span><text:span text:style-name="T329">’) που έχει συλλέξει ο<text:s/></text:span><text:span text:style-name="T330">agent</text:span><text:span text:style-name="T331">:</text:span></text:p>
      <text:p text:style-name="Βασικό"><text:span text:style-name="T332">Υπολογίζεται η τιμή του<text:s/></text:span><text:span text:style-name="T333">q</text:span><text:span text:style-name="T334"><text:s/></text:span><text:span text:style-name="T335">target</text:span><text:span text:style-name="T336">, η οποία κάνει μία εκτίμηση για το ζεύγος (s,a):</text:span></text:p>
      <text:p text:style-name="P337"><text:span text:style-name="T338">Q_target(s,a) = r +<text:s/></text:span><text:span text:style-name="T339">γ</text:span><text:span text:style-name="T340"><text:s/>(1−done) * [min(Q</text:span><text:span text:style-name="T341">1</text:span><text:span text:style-name="T342">target</text:span><text:span text:style-name="T343">​(s′,a′),Q</text:span><text:span text:style-name="T344">2</text:span><text:span text:style-name="T345">target</text:span><text:span text:style-name="T346">​(s′,a′))−</text:span><text:span text:style-name="T347">α</text:span><text:span text:style-name="T348"><text:s/>log<text:s/></text:span><text:span text:style-name="T349">π</text:span><text:span text:style-name="T350">(a′</text:span><text:span text:style-name="T351">∣</text:span><text:span text:style-name="T352">s′)] (</text:span><text:span text:style-name="T353">Ι</text:span><text:span text:style-name="T354">)</text:span></text:p>
      <text:p text:style-name="P355">Το Q_target(s,a) είναι η τιμή που θέλουμε να μάθει το critic.</text:p>
      <text:p text:style-name="Βασικό"><text:span text:style-name="T356">Υπολογίζεται το σφάλμα<text:s/></text:span><text:span text:style-name="T357">(loss)</text:span><text:span text:style-name="T358"><text:s/>των Q δικτύων (έστω<text:s/></text:span><text:span text:style-name="T359">y</text:span><text:span text:style-name="T360"><text:s/>=<text:s/></text:span><text:span text:style-name="T361">Q</text:span><text:span text:style-name="T362">_</text:span><text:span text:style-name="T363">target</text:span><text:span text:style-name="T364">(</text:span><text:span text:style-name="T365">s</text:span><text:span text:style-name="T366">,</text:span><text:span text:style-name="T367">a</text:span><text:span text:style-name="T368">)):</text:span></text:p>
      <text:p text:style-name="P369"><text:span text:style-name="T370">L</text:span><text:span text:style-name="T371">critic</text:span><text:span text:style-name="T372">​=(Q</text:span><text:span text:style-name="T373">1</text:span><text:span text:style-name="T374">​(s,a)−y)</text:span><text:span text:style-name="T375">2</text:span><text:span text:style-name="T376">+(Q</text:span><text:span text:style-name="T377">2</text:span><text:span text:style-name="T378">​(s,a)−y)</text:span><text:span text:style-name="T379">2</text:span></text:p>
      <text:p text:style-name="Βασικό"><text:span text:style-name="T380">Κάθε Q-network προσπαθεί να κάνει την έξοδό του όσο πιο κοντά γίνεται στο y.</text:span></text:p>
      <text:p text:style-name="Βασικό"><text:span text:style-name="T381">Έπειτα γίνεται backpropagation και ενημερώνονται τα βάρη των Q-networks.</text:span></text:p>
      <text:list text:style-name="LFO1" text:continue-numbering="true">
        <text:list-item>
          <text:p text:style-name="P382"><text:span text:style-name="T383">Actor Update</text:span></text:p>
        </text:list-item>
      </text:list>
      <text:p text:style-name="Βασικό"><text:span text:style-name="T384">Για την εκπαίδευση τώρα του δικτύου του<text:s/></text:span><text:span text:style-name="T385">Actor</text:span><text:span text:style-name="T386"><text:s/>αφού επιλεχθεί ένα<text:s/></text:span><text:span text:style-name="T387">action</text:span><text:span text:style-name="T388"><text:s/>για μια συγκεκριμένη κατάσταση s</text:span><text:s/><text:span text:style-name="T389">υπολογίζονται οι δύο τιμές Q1​ και Q2 με βάση αυτό το<text:s/></text:span><text:span text:style-name="T390">action</text:span><text:span text:style-name="T391">​, και λαμβάνεται η μικρότερη από τις δύο. Λειτουργεί δηλαδή σαν μια συντηρητική εκτίμηση ώστε να διασφαλιστεί ότι δεν θα γίνει υπερεκτίμηση του<text:s/></text:span><text:span text:style-name="T392">action</text:span><text:span text:style-name="T393">. Έπειτα υπολογίζεται το<text:s/></text:span><text:span text:style-name="T394">actor</text:span><text:span text:style-name="T395"><text:s/></text:span><text:span text:style-name="T396">loss</text:span><text:span text:style-name="T397"><text:s/>από την εξίσωση:</text:span></text:p>
      <text:p text:style-name="P398"><text:span text:style-name="T399">L</text:span><text:span text:style-name="T400">actor</text:span><text:span text:style-name="T401">​</text:span><text:span text:style-name="T402">=</text:span><text:span text:style-name="T403">E</text:span><text:span text:style-name="T404">a</text:span><text:span text:style-name="T405">∼</text:span><text:span text:style-name="T406">π(</text:span><text:span text:style-name="T407">⋅∣</text:span><text:span text:style-name="T408">s</text:span><text:span text:style-name="T409">)​</text:span><text:span text:style-name="T410">[α</text:span><text:span text:style-name="T411">⋅</text:span><text:span text:style-name="T412">log</text:span><text:span text:style-name="T413">π(</text:span><text:span text:style-name="T414">a</text:span><text:span text:style-name="T415">∣</text:span><text:span text:style-name="T416">s</text:span><text:span text:style-name="T417">) −<text:s/></text:span><text:span text:style-name="T418">min</text:span><text:span text:style-name="T419">(</text:span><text:span text:style-name="T420">Q</text:span><text:span text:style-name="T421">1</text:span><text:span text:style-name="T422">​(</text:span><text:span text:style-name="T423">s</text:span><text:span text:style-name="T424">,</text:span><text:span text:style-name="T425">a</text:span><text:span text:style-name="T426">),</text:span><text:span text:style-name="T427"> Q</text:span><text:span text:style-name="T428">2</text:span><text:span text:style-name="T429">​(</text:span><text:span text:style-name="T430">s</text:span><text:span text:style-name="T431">,</text:span><text:span text:style-name="T432">a</text:span><text:span text:style-name="T433">))]</text:span></text:p>
      <text:p text:style-name="P434">Στόχος είναι να γίνει <text:s/>ελαχιστοποίηση αυτού του όρου.</text:p>
      <text:p text:style-name="P435">Ο actor προσπαθεί να διαλέγει ενέργειες που:</text:p>
      <text:list text:style-name="LFO1" text:continue-numbering="true">
        <text:list-item>
          <text:p text:style-name="P436">Δίνουν υψηλή τιμή Q(s,a) (άρα καλές ανταμοιβές)</text:p>
        </text:list-item>
        <text:list-item>
          <text:p text:style-name="P437"><text:span text:style-name="T438">Έχουν υψηλή εντροπία (χαμηλό<text:s/></text:span><text:span text:style-name="T439">confidence</text:span><text:span text:style-name="T440"><text:s/>ώστε να ενθαρρύνεται η εξερεύνηση)</text:span></text:p>
        </text:list-item>
      </text:list>
      <text:p text:style-name="P441">Στη συνέχεια γίνεται backpropagation και ενημερώνονται τα βάρη του policy network</text:p>
      <text:soft-page-break/>
      <text:list text:style-name="LFO1" text:continue-numbering="true">
        <text:list-item>
          <text:p text:style-name="P442"><text:span text:style-name="T443">Temperature Parameter<text:s/></text:span><text:span text:style-name="T444">Update</text:span></text:p>
        </text:list-item>
      </text:list>
      <text:p text:style-name="Βασικό"><text:span text:style-name="T445">Εκτός από την ενημέρωση των δύο αυτών νευρωνικών δικτύων στόχος είναι επίσης να ενημερώνεται αυτόματα ο παράγοντας εντροπίας α δηλαδή αν πρέπει να αυξηθεί ή να μειωθεί το α, ώστε να ελέχγεται πόσο τυχαίο ή σίγουρο είναι το policy.</text:span><text:s/></text:p>
      <text:p text:style-name="P446"><text:s/>Για αυτό το λόγο υπολογίζεται το temperature loss:<text:s/></text:p>
      <text:p text:style-name="P447"><text:span text:style-name="T448">Ltemperature​=Ea</text:span><text:span text:style-name="T449">∼</text:span><text:span text:style-name="T450">π</text:span><text:span text:style-name="T451">(</text:span><text:span text:style-name="T452">⋅∣</text:span><text:span text:style-name="T453">s)​[−</text:span><text:span text:style-name="T454">α</text:span><text:span text:style-name="T455">⋅</text:span><text:span text:style-name="T456">(log</text:span><text:span text:style-name="T457">π</text:span><text:span text:style-name="T458">(a</text:span><text:span text:style-name="T459">∣</text:span><text:span text:style-name="T460">s)+Htarget​)]</text:span></text:p>
      <text:p text:style-name="P461">Κάνουμε gradient descent πάνω σε αυτό το loss για να προσαρμόσουμε το α:</text:p>
      <text:p text:style-name="P462">Αν το policy είναι πολύ προβλέψιμο → αυξάνεται το α για να προσθέσει περισσότερο randomness.</text:p>
      <text:p text:style-name="P463">Αν το policy είναι πολύ τυχαίο → μειώνεται το α για να γίνει πιο στοχευμένο.</text:p>
      <text:p text:style-name="P4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2T12:05:00Z</dc:date>
    <meta:template xlink:href="Normal.dotm" xlink:type="simple"/>
    <meta:editing-cycles>33</meta:editing-cycles>
    <meta:editing-duration>PT36120S</meta:editing-duration>
    <meta:document-statistic meta:page-count="4" meta:paragraph-count="21" meta:word-count="1660" meta:character-count="10608" meta:row-count="74" meta:non-whitespace-character-count="8969"/>
  </office:meta>
</office:document-meta>
</file>